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orphans="2" fo:widows="2" style:page-number="auto" style:writing-mode="page"/>
      <style:text-properties style:font-name="Georgia" fo:font-family="Georgia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loext:contextual-spacing="false" style:page-number="auto" fo:keep-with-next="always" style:writing-mode="page"/>
      <style:text-properties fo:color="#0066ff" style:font-name="Liberation Sans" fo:font-family="'Liberation Sans'" style:font-style-name="Regular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1.52mm" fo:margin-bottom="1.52mm" loext:contextual-spacing="false" fo:line-height="120%" fo:orphans="2" fo:widows="2" style:page-number="auto" fo:background-color="transparent" style:shadow="none" style:writing-mode="page">
        <style:tab-stops/>
      </style:paragraph-properties>
      <style:text-properties fo:color="#1c1c1c" style:font-name="Georgia" fo:font-family="Georgia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1.99mm" fo:border-left="none" fo:border-right="none" fo:border-top="none" fo:border-bottom="0.06pt solid #0066ff" style:shadow="non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30mm" fo:margin-right="10mm" fo:margin-top="2.54mm" fo:margin-bottom="2.54mm" loext:contextual-spacing="false" fo:keep-together="always" fo:orphans="0" fo:widows="0" fo:text-indent="0mm" style:auto-text-indent="false" style:page-number="auto" fo:padding="0.49mm" fo:border="none" style:shadow="none" style:writing-mode="page"/>
      <style:text-properties fo:color="#3399ff" fo:font-size="10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loext:contextual-spacing="false" fo:text-indent="0m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dc:date>2017-12-17T16:51:33.841702811</dc:date>
    <dc:creator>Hendrik Erz</dc:creator>
    <meta:editing-duration>PT10M43S</meta:editing-duration>
    <meta:editing-cycles>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